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Project_20_Subheading">
      <style:paragraph-properties fo:line-height="150%"/>
      <style:text-properties fo:font-size="14pt" style:font-size-asian="12.25pt" style:font-size-complex="14pt"/>
    </style:style>
    <style:style style:name="P6" style:family="paragraph" style:parent-style-name="Project_20_Subheading">
      <style:paragraph-properties fo:line-height="150%"/>
    </style:style>
    <style:style style:name="P7" style:family="paragraph" style:parent-style-name="Project_20_Heading">
      <style:paragraph-properties fo:line-height="150%"/>
    </style:style>
    <style:style style:name="P8" style:family="paragraph" style:parent-style-name="Project_20_Heading">
      <style:paragraph-properties fo:line-height="150%"/>
      <style:text-properties fo:font-size="16pt" style:font-size-asian="14pt" style:font-size-complex="16pt"/>
    </style:style>
    <style:style style:name="P9" style:family="paragraph" style:parent-style-name="Project_20_Body">
      <style:paragraph-properties fo:line-height="150%"/>
    </style:style>
    <style:style style:name="P10" style:family="paragraph" style:parent-style-name="Project_20_Body">
      <style:text-properties fo:font-weight="bold" style:font-weight-asian="bold" style:font-weight-complex="bold"/>
    </style:style>
    <style:style style:name="P11" style:family="paragraph" style:parent-style-name="Project_20_Body">
      <style:paragraph-properties fo:margin-left="0cm" fo:margin-right="0cm" fo:line-height="150%" fo:text-indent="-0.635cm" style:auto-text-indent="false"/>
      <style:text-properties fo:font-size="12pt" style:font-size-asian="10.5pt" style:font-size-complex="12pt"/>
    </style:style>
    <style:style style:name="P12" style:family="paragraph" style:parent-style-name="Project_20_Body">
      <style:paragraph-properties style:shadow="none" text:number-lines="true" text:line-number="31"/>
    </style:style>
    <style:style style:name="P13" style:family="paragraph" style:parent-style-name="Project_20_Chapter" style:master-page-name="Standard">
      <style:paragraph-properties style:page-number="32" fo:break-before="auto" fo:break-after="auto"/>
    </style:style>
    <style:style style:name="P14" style:family="paragraph" style:parent-style-name="Project_20_Body" style:list-style-name="L1">
      <style:paragraph-properties fo:line-height="150%"/>
    </style:style>
    <style:style style:name="P15" style:family="paragraph" style:parent-style-name="Project_20_Body" style:list-style-name="L2">
      <style:paragraph-properties fo:line-height="150%"/>
    </style:style>
    <style:style style:name="P16" style:family="paragraph" style:parent-style-name="Project_20_Body" style:list-style-name="L3">
      <style:paragraph-properties fo:line-height="15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officeooo:rsid="001f2430"/>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style:background-image/>
      </style:graphic-properties>
    </style:style>
    <text:list-style style:name="L1">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3"><draw:frame draw:style-name="fr1" draw:name="Frame1" text:anchor-type="paragraph" svg:x="13.268cm" svg:y="-1.164cm" svg:width="2.932cm" draw:z-index="0"><draw:text-box fo:min-height="0.637cm"><text:p text:style-name="Frame_20_contents"/></draw:text-box></draw:frame>Chapter 5</text:p>
      <text:p text:style-name="Project_20_Title">IMPLEMENTATION</text:p>
      <text:p text:style-name="P12"><text:tab/>This chapter discusses the various implementation details like information about the <text:s/>programming language used, libraries incorporated and the various procedures involved in the operation of this project.</text:p>
      <text:p text:style-name="P8">5.1 Language Used for Implementation</text:p>
      <text:p text:style-name="P11"><text:tab/><text:tab/>The core system of the project has been written in Python, whereas the front end contains a mix of Python, HTML and <text:s/>CSS.</text:p>
      <text:p text:style-name="P5">5.1.1 Python</text:p>
      <text:p text:style-name="P9"><text:tab/>Python<text:span text:style-name="T3">[22]</text:span> is a widely used general-purpose, high-level programming language. Its design philosophy emphasizes code readability, and its syntax allows programmers to express concepts in fewer lines of code than would be possible in languages such as C. The language provides constructs intended to enable clear programs on both a small and large scale.</text:p>
      <text:p text:style-name="P9"><text:tab/>Python supports object-oriented, imperative and functional programming. It features a dynamic type system and automatic memory management and has a large and comprehensive standard library. Like other dynamic languages, Python is often used as a scripting language, but is also used in a wide range of non-scripting contexts. Using third-party tools, such as Py2exe or Pyinstaller, Python code can be packaged into standalone executable programs. Python interpreters are available for many operating systems.</text:p>
      <text:p text:style-name="P9"><text:tab/>Python is a multi-paradigm programming language: object-oriented programming and structured programming are fully supported, and there are a number of language features which support functional programming and aspect-oriented programming (including by meta-programming and by magic methods). Many other paradigms are supported using extensions, including design by contract and logic programming.</text:p>
      <text:p text:style-name="P9"><text:tab/>Python uses dynamic typing and a combination of reference counting and a cycle-detecting garbage collector for memory management. An important feature of Python is dynamic name resolution (late binding), which binds method and variable names during program execution. The core philosophy of the language is summarized by the document <text:soft-page-break/>"PEP 20 (The Zen of Python)", which includes aphorisms such as:</text:p>
      <text:list xml:id="list8243541908490832440" text:style-name="L1">
        <text:list-item>
          <text:p text:style-name="P14">Beautiful is better than ugly </text:p>
        </text:list-item>
        <text:list-item>
          <text:p text:style-name="P14">Explicit is better than implicit </text:p>
        </text:list-item>
        <text:list-item>
          <text:p text:style-name="P14">Simple is better than complex </text:p>
        </text:list-item>
        <text:list-item>
          <text:p text:style-name="P14">Complex is better than complicated </text:p>
        </text:list-item>
        <text:list-item>
          <text:p text:style-name="P14">Readability counts</text:p>
        </text:list-item>
      </text:list>
      <text:p text:style-name="P9"><text:tab/>Libraries like NumPy, SciPy and Matplotlib allow Python to be used effectively in scientific computing, with specialized libraries such as BioPython and Astropy providing domain-specific functionality.</text:p>
      <text:p text:style-name="P7">5.2 Libraries Used for Implementation</text:p>
      <text:p text:style-name="P9"><text:tab/>The project uses the following libraries, which extend the functionality of Python's standard library.</text:p>
      <text:p text:style-name="P6">5.2.1 NumPy</text:p>
      <text:p text:style-name="P9"><text:tab/>Arrays in Python do not have the same definition as that of in traditional programming languages like C. In C arrays are used to store data having the same data type. Python arrays also called lists are similar to C arrays except that they can be used to store mixed type of data. NumPy is an extension to the Python programming language, adding support for large, multi-dimensional arrays and matrices, along with a large library of high-level mathematical functions to operate on these arrays.</text:p>
      <text:p text:style-name="P9"><text:tab/>NumPy<text:span text:style-name="T3">[23]</text:span> targets the CPython reference implementation of Python, which is a non-optimizing bytecode compiler/interpreter. Mathematical algorithms written for this version of Python often run much slower than compiled equivalents. NumPy seeks to address this problem by providing multidimensional arrays and functions and operators that operate efficiently on arrays. Thus any algorithm that can be expressed primarily as operations on arrays and matrices can run almost as quickly as the equivalent C code.</text:p>
      <text:p text:style-name="P9"><text:tab/>Using NumPy in Python gives functionality comparable to MATLAB since they are both interpreted, and they both allow the user to write fast programs as long as most operations work on arrays or matrices instead of scalars. In comparison, MATLAB boasts a large number of additional toolboxes, notably Simulink whereas NumPy is intrinsically <text:soft-page-break/>integrated with Python, a more modern, complete, and open source programming language. Moreover complementary Python packages are available like SciPy which is a library that adds more MATLAB-like functionality and matplotlib is a plotting package that provides MATLAB-like plotting functionality.</text:p>
      <text:p text:style-name="P6">5.2.2 Flask</text:p>
      <text:p text:style-name="P9"><text:tab/>Flask<text:span text:style-name="T3">[24]</text:span> is a lightweight web application framework written in Python and based on the Werkzeug WSGI toolkit and Jinja2 template engine. It is BSD licensed. Flask takes the flexible Python programming language and provides a simple template for web development. Once imported into Python, Flask can be used to save time building web application.</text:p>
      <text:p text:style-name="P9"><text:tab/>Flask is called a micro-framework because it keeps the core simple but extensible. There is no database abstraction layer, form validation, or any other components where third-party libraries already exist to provide common functionality. However, Flask supports extensions, which can add such functionality into an application. </text:p>
      <text:p text:style-name="P9"><text:tab/>Flask has the following features:</text:p>
      <text:list xml:id="list6959771512993794221" text:style-name="L2">
        <text:list-item>
          <text:p text:style-name="P15">Contains development server and debugger </text:p>
        </text:list-item>
        <text:list-item>
          <text:p text:style-name="P15">Integrated support for unit testing </text:p>
        </text:list-item>
        <text:list-item>
          <text:p text:style-name="P15">RESTful request dispatching </text:p>
        </text:list-item>
        <text:list-item>
          <text:p text:style-name="P15">Uses Jinja2 for templating </text:p>
        </text:list-item>
        <text:list-item>
          <text:p text:style-name="P15">Support for secure cookies (client side sessions) </text:p>
        </text:list-item>
        <text:list-item>
          <text:p text:style-name="P15">100% WSGI 1.0 compliant </text:p>
        </text:list-item>
        <text:list-item>
          <text:p text:style-name="P15">Unicode-based </text:p>
        </text:list-item>
        <text:list-item>
          <text:p text:style-name="P15">Extensive documentation </text:p>
        </text:list-item>
        <text:list-item>
          <text:p text:style-name="P15">Extensions available to enhance features desired</text:p>
        </text:list-item>
      </text:list>
      <text:p text:style-name="P9"><text:tab/>In the project Flask's server is used to host the front-end. It listens to HTTP requests and responds to them. Based on the request it calls the various modules of the Naive Bayes Classifier and displays the results as a web page via the HTTP response.</text:p>
      <text:p text:style-name="P6">5.2.3 Matplotlib</text:p>
      <text:p text:style-name="P9"><text:tab/>Matplotlib<text:span text:style-name="T3">[25]</text:span> is a plotting library for the Python programming language and its NumPy numerical mathematics extension. It provides an object-oriented API for embedding <text:soft-page-break/>plots into applications. The pylab interface makes matplotlib easy to learn for experienced MATLAB users, making it a viable alternative to MATLAB as a teaching tool for numerical mathematics and signal processing.</text:p>
      <text:p text:style-name="P9"><text:tab/>Some of the advantages of the combination of Python, NumPy and matplotlib over MATLAB include:</text:p>
      <text:list xml:id="list6060189753614025795" text:style-name="L3">
        <text:list-item>
          <text:p text:style-name="P16">Based on Python, a full-featured modern object-oriented programming language suitable for large-scale software development </text:p>
        </text:list-item>
        <text:list-item>
          <text:p text:style-name="P16">Free and <text:s/>open source</text:p>
        </text:list-item>
        <text:list-item>
          <text:p text:style-name="P16">Native SVG support</text:p>
        </text:list-item>
      </text:list>
      <text:p text:style-name="Project_20_Heading">5.3 Procedure Description</text:p>
      <text:p text:style-name="Project_20_Body"><text:tab/>The procedure description for various algorithms are mentioned in this section.</text:p>
      <text:p text:style-name="Project_20_Subheading">5.3.1 Determine Optimal Bands Procedure</text:p>
      <text:p text:style-name="Project_20_Body"><text:tab/>This procedure groups the events into bands. The band formation is based on the <text:s/>clustering algorithm.</text:p>
      <text:p text:style-name="Project_20_Body"><text:span text:style-name="T1">Input</text:span>: Event array A, window size for stream N, number of bands K. </text:p>
      <text:p text:style-name="Project_20_Body"><text:span text:style-name="T1">Output</text:span>: 2-dimensional array band, containing indices of per group elements in A. </text:p>
      <text:p text:style-name="Project_20_Subheading">5.3.2 <text:s/>Update Probabilities Procedure</text:p>
      <text:p text:style-name="Project_20_Body"><text:s text:c="8"/>This procedure computes and updates the probability based on the events.</text:p>
      <text:p text:style-name="Project_20_Body"><text:span text:style-name="T1">Input</text:span>: TCP Stream S, 2-D array band containing band indices of groups of A, number of bands K, Index of observable type L</text:p>
      <text:p text:style-name="Project_20_Body"><text:span text:style-name="T1">Output</text:span>: Probabilities of all events updated into corresponding probability array W index in stream S </text:p>
      <text:p text:style-name="Project_20_Subheading">5.3.3 <text:s/>Train Procedure</text:p>
      <text:p text:style-name="Project_20_Body"><text:span text:style-name="T1"><text:tab/></text:span><text:span text:style-name="T2">This procedure trains the Naive Bayes Classifier using the TCP flags retrieved from the dataset.</text:span></text:p>
      <text:p text:style-name="Project_20_Body"><text:span text:style-name="T1">Input</text:span>: Stream S, Flag Array TF, Window size for stream N , number of bands K. </text:p>
      <text:p text:style-name="Project_20_Body"><text:span text:style-name="T1">Output</text:span>: Updated Stream <text:s/>S with learnt probabilities. </text:p>
      <text:p text:style-name="Project_20_Body"/>
      <text:p text:style-name="Project_20_Subheading"><text:soft-page-break/>5.3.4 <text:s/>Train Phase Procedure</text:p>
      <text:p text:style-name="Project_20_Body"><text:tab/>This procedure initiates training. It calls the training module that trains the NBC against the training dataset. It also calls the module that determines the threshold probability.</text:p>
      <text:p text:style-name="Project_20_Body"><text:span text:style-name="T1">Input</text:span>: Window size N, number of bands K, group count, error proportion t and the filename containing the dataset. </text:p>
      <text:p text:style-name="Project_20_Body"><text:span text:style-name="T1">Output</text:span>: Updated Stream S with learnt probabilities and threshold probability for stream. </text:p>
      <text:p text:style-name="Project_20_Subheading">5.3.5 <text:s/>Determine Probability Procedure</text:p>
      <text:p text:style-name="Project_20_Body"><text:tab/>Probability computation involves computing statistics of a window and determining the probability with which the window would have occurred in the training phase.</text:p>
      <text:p text:style-name="Project_20_Body"><text:span text:style-name="T1">Input</text:span>: Stream with NB probabilities S, packet window W </text:p>
      <text:p text:style-name="Project_20_Body"><text:span text:style-name="T1">Output</text:span>: Probability P of window W </text:p>
      <text:p text:style-name="Project_20_Subheading">5.3.6 <text:s/>Determine Threshold Probability Procedure</text:p>
      <text:p text:style-name="Project_20_Body"><text:s/><text:tab/>This module computes the threshold probability which will be used to classify if a particular window is either an attack window or not</text:p>
      <text:p text:style-name="Project_20_Body"><text:span text:style-name="T1">Input</text:span>: Stream S, Window size for stream N , group count , flag array</text:p>
      <text:p text:style-name="Project_20_Body"><text:span text:style-name="T1">Output</text:span>: Threshold probability Pt for S </text:p>
      <text:p text:style-name="Project_20_Subheading">5.3.7 <text:s/>Deploy Procedure</text:p>
      <text:p text:style-name="Project_20_Body"><text:tab/>This module tests the input traffic and computes if a window is an attack window or not.</text:p>
      <text:p text:style-name="Project_20_Body"><text:span text:style-name="T1">Input:</text:span> Stream S, filename, Abnormal Window Count (AWC) </text:p>
      <text:p text:style-name="Project_20_Body"><text:span text:style-name="T1">Output</text:span><text:span text:style-name="T2">: State of the system and the window <text:s/></text:span></text:p>
      <text:p text:style-name="Project_20_Subheading">5.3.8 Parse Procedure</text:p>
      <text:p text:style-name="Project_20_Body"><text:tab/>This module reads from the input file. It also groups packets into the 6 groups and plots the packet count graph</text:p>
      <text:p text:style-name="P10">Input<text:span text:style-name="T2">: Name of the file that contains the flag information</text:span></text:p>
      <text:p text:style-name="P10">Output<text:span text:style-name="T2">: Flag arr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Frame_20_contents" style:display-name="Frame contents" style:family="paragraph" style:parent-style-name="Text_20_body" style:class="extra"/>
    <style:style style:name="Project_20_Code" style:display-name="Project Code" style:family="paragraph" style:parent-style-name="Project_20_Subheading">
      <style:text-properties style:font-name="Inconsolata" fo:font-family="Inconsolata" style:font-style-name="Regular" style:font-pitch="fixed" fo:font-size="12pt" fo:font-weight="normal"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Implementation</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36</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5-19T10:12:22.974424431</dc:date>
    <meta:editing-duration>PT2H41M35S</meta:editing-duration>
    <meta:editing-cycles>55</meta:editing-cycles>
    <meta:generator>LibreOffice/4.1.5.3$Linux_X86_64 LibreOffice_project/410m0$Build-3</meta:generator>
    <meta:document-statistic meta:table-count="1" meta:image-count="0" meta:object-count="0" meta:page-count="5" meta:paragraph-count="80" meta:word-count="1310" meta:character-count="8681" meta:non-whitespace-character-count="7395"/>
  </office:meta>
</office:document-meta>
</file>